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3.119cm"/>
    </style:style>
    <style:style style:name="co8" style:family="table-column">
      <style:table-column-properties fo:break-before="auto" style:column-width="3.586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3.353cm"/>
    </style:style>
    <style:style style:name="co11" style:family="table-column">
      <style:table-column-properties fo:break-before="auto" style:column-width="3.055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3.013cm"/>
    </style:style>
    <style:style style:name="co14" style:family="table-column">
      <style:table-column-properties fo:break-before="auto" style:column-width="4.669cm"/>
    </style:style>
    <style:style style:name="co15" style:family="table-column">
      <style:table-column-properties fo:break-before="auto" style:column-width="1.663cm"/>
    </style:style>
    <style:style style:name="co16" style:family="table-column">
      <style:table-column-properties fo:break-before="auto" style:column-width="4.032cm"/>
    </style:style>
    <style:style style:name="co17" style:family="table-column">
      <style:table-column-properties fo:break-before="auto" style:column-width="3.863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4.733cm"/>
    </style:style>
    <style:style style:name="co20" style:family="table-column">
      <style:table-column-properties fo:break-before="auto" style:column-width="2.6cm"/>
    </style:style>
    <style:style style:name="co21" style:family="table-column">
      <style:table-column-properties fo:break-before="auto" style:column-width="2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7" style:family="table-cell" style:parent-style-name="Default" style:data-style-name="N0"/>
    <style:style style:name="ce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1" table:style-name="ta1">
        <table:table-column table:style-name="co1" table:default-cell-style-name="ce1"/>
        <table:table-column table:style-name="co2" table:default-cell-style-name="ce5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2" table:default-cell-style-name="ce1"/>
        <table:table-column table:style-name="co2" table:default-cell-style-name="ce3"/>
        <table:table-column table:style-name="co2" table:number-columns-repeated="16374" table:default-cell-style-name="Default"/>
        <table:table-row table:style-name="ro1">
          <table:table-cell table:style-name="Default" office:value-type="string" calcext:value-type="string">
            <text:p>FUNCTION</text:p>
          </table:table-cell>
          <table:table-cell table:style-name="Default" office:value-type="string" calcext:value-type="string">
            <text:p>DIMENSION</text:p>
          </table:table-cell>
          <table:table-cell table:style-name="Default" office:value-type="string" calcext:value-type="string">
            <text:p>RANDOM(R)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RANDOM(T)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MIGRANT(R)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MIGRANT(T)</text:p>
          </table:table-cell>
          <table:table-cell table:style-name="Default" office:value-type="string" calcext:value-type="string">
            <text:p>RAT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8262" calcext:value-type="float">
            <text:p>6826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67178" calcext:value-type="float">
            <text:p>671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36" calcext:value-type="float">
            <text:p>9336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4337" calcext:value-type="float">
            <text:p>4337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72599" calcext:value-type="float">
            <text:p>72599</text:p>
          </table:table-cell>
          <table:table-cell table:style-name="ce6" office:value-type="percentage" office:value="0.0333" calcext:value-type="percentage">
            <text:p>3,33%</text:p>
          </table:table-cell>
          <table:table-cell office:value-type="float" office:value="71680" calcext:value-type="float">
            <text:p>7168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54467" calcext:value-type="float">
            <text:p>54467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8156" calcext:value-type="float">
            <text:p>8156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9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73312" calcext:value-type="float">
            <text:p>73312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75608" calcext:value-type="float">
            <text:p>75608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73491" calcext:value-type="float">
            <text:p>7349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3156" calcext:value-type="float">
            <text:p>13156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75189" calcext:value-type="float">
            <text:p>75189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75827" calcext:value-type="float">
            <text:p>75827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75611" calcext:value-type="float">
            <text:p>7561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9711" calcext:value-type="float">
            <text:p>19711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986" calcext:value-type="float">
            <text:p>79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85" calcext:value-type="float">
            <text:p>40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57" calcext:value-type="float">
            <text:p>50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66" calcext:value-type="float">
            <text:p>3366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9559" calcext:value-type="float">
            <text:p>95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13" calcext:value-type="float">
            <text:p>41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91" calcext:value-type="float">
            <text:p>4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35" calcext:value-type="float">
            <text:p>313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2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1027" calcext:value-type="float">
            <text:p>110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67" calcext:value-type="float">
            <text:p>43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28" calcext:value-type="float">
            <text:p>5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6" calcext:value-type="float">
            <text:p>3246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4090" calcext:value-type="float">
            <text:p>140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16" calcext:value-type="float">
            <text:p>49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5" calcext:value-type="float">
            <text:p>58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17" calcext:value-type="float">
            <text:p>3317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274" calcext:value-type="float">
            <text:p>5274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4442" calcext:value-type="float">
            <text:p>4442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3700" calcext:value-type="float">
            <text:p>370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3023" calcext:value-type="float">
            <text:p>3023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5072" calcext:value-type="float">
            <text:p>15072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9837" calcext:value-type="float">
            <text:p>9837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5219" calcext:value-type="float">
            <text:p>5219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3714" calcext:value-type="float">
            <text:p>3714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3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7305" calcext:value-type="float">
            <text:p>17305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6425" calcext:value-type="float">
            <text:p>6425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5478" calcext:value-type="float">
            <text:p>5478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3823" calcext:value-type="float">
            <text:p>3823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3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3606" calcext:value-type="float">
            <text:p>13606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5324" calcext:value-type="float">
            <text:p>5324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5482" calcext:value-type="float">
            <text:p>5482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3882" calcext:value-type="float">
            <text:p>3882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346" calcext:value-type="float">
            <text:p>63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85" calcext:value-type="float">
            <text:p>36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79" calcext:value-type="float">
            <text:p>47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2" calcext:value-type="float">
            <text:p>316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4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7082" calcext:value-type="float">
            <text:p>70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24" calcext:value-type="float">
            <text:p>38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85" calcext:value-type="float">
            <text:p>50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19" calcext:value-type="float">
            <text:p>331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1991" calcext:value-type="float">
            <text:p>11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74" calcext:value-type="float">
            <text:p>477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6455" calcext:value-type="float">
            <text:p>645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646" calcext:value-type="float">
            <text:p>3646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4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1690" calcext:value-type="float">
            <text:p>116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38" calcext:value-type="float">
            <text:p>4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92" calcext:value-type="float">
            <text:p>619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607" calcext:value-type="float">
            <text:p>3607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181" calcext:value-type="float">
            <text:p>7181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4806" calcext:value-type="float">
            <text:p>4806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4996" calcext:value-type="float">
            <text:p>4996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304" calcext:value-type="float">
            <text:p>3304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5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361" calcext:value-type="float">
            <text:p>83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37" calcext:value-type="float">
            <text:p>483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537" calcext:value-type="float">
            <text:p>553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683" calcext:value-type="float">
            <text:p>3683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5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9122" calcext:value-type="float">
            <text:p>91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33" calcext:value-type="float">
            <text:p>4933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909" calcext:value-type="float">
            <text:p>590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773" calcext:value-type="float">
            <text:p>3773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5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9729" calcext:value-type="float">
            <text:p>97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17" calcext:value-type="float">
            <text:p>51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45" calcext:value-type="float">
            <text:p>614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4" calcext:value-type="float">
            <text:p>242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number-columns-repeated="16374"/>
        </table:table-row>
        <table:table-row table:style-name="ro1">
          <table:table-cell table:style-name="ce5" office:value-type="string" calcext:value-type="string">
            <text:p>F18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448" calcext:value-type="float">
            <text:p>24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2" calcext:value-type="float">
            <text:p>242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number-columns-repeated="16374"/>
        </table:table-row>
        <table:table-row table:style-name="ro1">
          <table:table-cell table:style-name="ce5" office:value-type="string" calcext:value-type="string">
            <text:p>F18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50" calcext:value-type="float">
            <text:p>245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311" calcext:value-type="float">
            <text:p>231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number-columns-repeated="16374"/>
        </table:table-row>
        <table:table-row table:style-name="ro1">
          <table:table-cell table:style-name="ce5" office:value-type="string" calcext:value-type="string">
            <text:p>F18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448" calcext:value-type="float">
            <text:p>24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5" calcext:value-type="float">
            <text:p>24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02" calcext:value-type="float">
            <text:p>24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number-columns-repeated="16374"/>
        </table:table-row>
        <table:table-row table:style-name="ro1">
          <table:table-cell table:style-name="ce5"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612" calcext:value-type="float">
            <text:p>261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02" calcext:value-type="float">
            <text:p>26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02" calcext:value-type="float">
            <text:p>24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number-columns-repeated="16374"/>
        </table:table-row>
        <table:table-row table:style-name="ro1">
          <table:table-cell table:style-name="ce5" office:value-type="string" calcext:value-type="string">
            <text:p>F19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602" calcext:value-type="float">
            <text:p>26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2" calcext:value-type="float">
            <text:p>242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number-columns-repeated="16374"/>
        </table:table-row>
        <table:table-row table:style-name="ro1">
          <table:table-cell table:style-name="ce5" office:value-type="string" calcext:value-type="string">
            <text:p>F19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2593" calcext:value-type="float">
            <text:p>259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29" calcext:value-type="float">
            <text:p>2529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301" calcext:value-type="float">
            <text:p>230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number-columns-repeated="16374"/>
        </table:table-row>
        <table:table-row table:style-name="ro1">
          <table:table-cell table:style-name="ce5" office:value-type="string" calcext:value-type="string">
            <text:p>F19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459" calcext:value-type="float">
            <text:p>2459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12" calcext:value-type="float">
            <text:p>261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39" calcext:value-type="float">
            <text:p>2439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number-columns-repeated="16374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2978" calcext:value-type="float">
            <text:p>1297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448" calcext:value-type="float">
            <text:p>44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602" calcext:value-type="float">
            <text:p>56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style-name="ce5" table:number-columns-repeated="16374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7151" calcext:value-type="float">
            <text:p>2715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881" calcext:value-type="float">
            <text:p>688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7245" calcext:value-type="float">
            <text:p>72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style-name="ce5" table:number-columns-repeated="16374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46514" calcext:value-type="float">
            <text:p>4651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9605" calcext:value-type="float">
            <text:p>9605</text:p>
          </table:table-cell>
          <table:table-cell table:style-name="ce6" office:value-type="percentage" office:value="0.9667" calcext:value-type="percentage">
            <text:p>96,67%</text:p>
          </table:table-cell>
          <table:table-cell table:style-name="ce5" office:value-type="float" office:value="8586" calcext:value-type="float">
            <text:p>8586</text:p>
          </table:table-cell>
          <table:table-cell table:style-name="ce6" office:value-type="percentage" office:value="0.9333" calcext:value-type="percentage">
            <text:p>93,33%</text:p>
          </table:table-cell>
          <table:table-cell table:style-name="ce5"/>
          <table:table-cell table:style-name="ce6"/>
          <table:table-cell table:style-name="ce5" table:number-columns-repeated="16374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65758" calcext:value-type="float">
            <text:p>6575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2407" calcext:value-type="float">
            <text:p>12407</text:p>
          </table:table-cell>
          <table:table-cell table:style-name="ce6" office:value-type="percentage" office:value="0.9333" calcext:value-type="percentage">
            <text:p>93,33%</text:p>
          </table:table-cell>
          <table:table-cell table:style-name="ce5" office:value-type="float" office:value="10108" calcext:value-type="float">
            <text:p>10108</text:p>
          </table:table-cell>
          <table:table-cell table:style-name="ce6" office:value-type="percentage" office:value="0.8333" calcext:value-type="percentage">
            <text:p>83,33%</text:p>
          </table:table-cell>
          <table:table-cell table:style-name="ce5"/>
          <table:table-cell table:style-name="ce6"/>
          <table:table-cell table:style-name="ce5" table:number-columns-repeated="16374"/>
        </table:table-row>
        <table:table-row table:style-name="ro1">
          <table:table-cell table:style-name="ce5" office:value-type="string" calcext:value-type="string">
            <text:p>ELP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0846" calcext:value-type="float">
            <text:p>108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961" calcext:value-type="float">
            <text:p>396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176" calcext:value-type="float">
            <text:p>517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style-name="ce5" table:number-columns-repeated="16374"/>
        </table:table-row>
        <table:table-row table:style-name="ro1">
          <table:table-cell table:style-name="ce5" office:value-type="string" calcext:value-type="string">
            <text:p>ELP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4546" calcext:value-type="float">
            <text:p>145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795" calcext:value-type="float">
            <text:p>479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555" calcext:value-type="float">
            <text:p>655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style-name="ce5" table:number-columns-repeated="16374"/>
        </table:table-row>
        <table:table-row table:style-name="ro1">
          <table:table-cell table:style-name="ce5" office:value-type="string" calcext:value-type="string">
            <text:p>ELP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170" calcext:value-type="float">
            <text:p>1717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511" calcext:value-type="float">
            <text:p>551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7758" calcext:value-type="float">
            <text:p>775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style-name="ce5" table:number-columns-repeated="16374"/>
        </table:table-row>
        <table:table-row table:style-name="ro1">
          <table:table-cell table:style-name="ce5" office:value-type="string" calcext:value-type="string">
            <text:p>ELP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9349" calcext:value-type="float">
            <text:p>19349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891" calcext:value-type="float">
            <text:p>589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8880" calcext:value-type="float">
            <text:p>888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/>
          <table:table-cell table:style-name="ce6"/>
          <table:table-cell table:style-name="ce5" table:number-columns-repeated="16374"/>
        </table:table-row>
        <table:table-row table:style-name="ro1">
          <table:table-cell table:style-name="Default" office:value-type="string" calcext:value-type="string">
            <text:p>SCHWEFEL22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210" calcext:value-type="float">
            <text:p>7210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7" office:value-type="float" office:value="3767" calcext:value-type="float">
            <text:p>3767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 office:value-type="float" office:value="4918" calcext:value-type="float">
            <text:p>4918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/>
          <table:table-cell table:style-name="ce2"/>
          <table:table-cell table:number-columns-repeated="16374"/>
        </table:table-row>
        <table:table-row table:style-name="ro1">
          <table:table-cell table:style-name="Default" office:value-type="string" calcext:value-type="string">
            <text:p>SCHWEFEL22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871" calcext:value-type="float">
            <text:p>10871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7" office:value-type="float" office:value="4223" calcext:value-type="float">
            <text:p>4223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 office:value-type="float" office:value="5256" calcext:value-type="float">
            <text:p>5256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/>
          <table:table-cell table:style-name="ce2"/>
          <table:table-cell table:number-columns-repeated="16374"/>
        </table:table-row>
        <table:table-row table:style-name="ro1">
          <table:table-cell table:style-name="Default" office:value-type="string" calcext:value-type="string">
            <text:p>SCHWEFEL22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7354" calcext:value-type="float">
            <text:p>27354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7" office:value-type="float" office:value="16887" calcext:value-type="float">
            <text:p>16887</text:p>
          </table:table-cell>
          <table:table-cell table:style-name="ce2" office:value-type="percentage" office:value="0.2333" calcext:value-type="percentage">
            <text:p>23,33%</text:p>
          </table:table-cell>
          <table:table-cell table:style-name="Default" office:value-type="float" office:value="13895" calcext:value-type="float">
            <text:p>13895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Default"/>
          <table:table-cell table:style-name="ce2"/>
          <table:table-cell table:number-columns-repeated="16374"/>
        </table:table-row>
        <table:table-row table:style-name="ro1">
          <table:table-cell table:style-name="Default" office:value-type="string" calcext:value-type="string">
            <text:p>SCHWEFEL22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7631" calcext:value-type="float">
            <text:p>57631</text:p>
          </table:table-cell>
          <table:table-cell table:style-name="ce2" office:value-type="percentage" office:value="0.7" calcext:value-type="percentage">
            <text:p>70,00%</text:p>
          </table:table-cell>
          <table:table-cell table:style-name="ce7" office:value-type="float" office:value="15425" calcext:value-type="float">
            <text:p>15425</text:p>
          </table:table-cell>
          <table:table-cell table:style-name="ce2" office:value-type="percentage" office:value="0.7" calcext:value-type="percentage">
            <text:p>70,00%</text:p>
          </table:table-cell>
          <table:table-cell table:style-name="Default" office:value-type="float" office:value="14832" calcext:value-type="float">
            <text:p>14832</text:p>
          </table:table-cell>
          <table:table-cell table:style-name="ce2" office:value-type="percentage" office:value="0.7" calcext:value-type="percentage">
            <text:p>70,00%</text:p>
          </table:table-cell>
          <table:table-cell table:style-name="Default"/>
          <table:table-cell table:style-name="ce2"/>
          <table:table-cell table:number-columns-repeated="16374"/>
        </table:table-row>
        <table:table-row table:style-name="ro1">
          <table:table-cell table:style-name="Default" office:value-type="string" calcext:value-type="string">
            <text:p>SINU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938" calcext:value-type="float">
            <text:p>9938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7" office:value-type="float" office:value="4013" calcext:value-type="float">
            <text:p>4013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 office:value-type="float" office:value="5280" calcext:value-type="float">
            <text:p>5280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/>
          <table:table-cell table:style-name="ce2"/>
          <table:table-cell table:number-columns-repeated="16374"/>
        </table:table-row>
        <table:table-row table:style-name="ro1">
          <table:table-cell table:style-name="Default" office:value-type="string" calcext:value-type="string">
            <text:p>SINU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366" calcext:value-type="float">
            <text:p>13366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 office:value-type="float" office:value="4588" calcext:value-type="float">
            <text:p>4588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 office:value-type="float" office:value="5992" calcext:value-type="float">
            <text:p>5992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/>
          <table:table-cell table:style-name="ce2"/>
          <table:table-cell table:number-columns-repeated="16374"/>
        </table:table-row>
        <table:table-row table:style-name="ro1">
          <table:table-cell table:style-name="Default" office:value-type="string" calcext:value-type="string">
            <text:p>SINU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018" calcext:value-type="float">
            <text:p>17018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 office:value-type="float" office:value="5240" calcext:value-type="float">
            <text:p>5240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 office:value-type="float" office:value="7209" calcext:value-type="float">
            <text:p>7209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/>
          <table:table-cell table:style-name="ce2"/>
          <table:table-cell table:number-columns-repeated="16374"/>
        </table:table-row>
        <table:table-row table:style-name="ro1">
          <table:table-cell table:style-name="Default" office:value-type="string" calcext:value-type="string">
            <text:p>SINU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0354" calcext:value-type="float">
            <text:p>20354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 office:value-type="float" office:value="6039" calcext:value-type="float">
            <text:p>6039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 office:value-type="float" office:value="8601" calcext:value-type="float">
            <text:p>8601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Default"/>
          <table:table-cell table:style-name="ce2"/>
          <table:table-cell table:number-columns-repeated="16374"/>
        </table:table-row>
        <table:table-row table:style-name="ro1">
          <table:table-cell table:style-name="Default" table:number-columns-repeated="2"/>
          <table:table-cell table:formula="of:=SUM([.C$2:.C$45])" office:value-type="float" office:value="852891" calcext:value-type="float">
            <text:p>852891</text:p>
          </table:table-cell>
          <table:table-cell table:formula="of:=AVERAGE([.D$2:.D$45])" office:value-type="percentage" office:value="0.824995454545455" calcext:value-type="percentage">
            <text:p>82,50%</text:p>
          </table:table-cell>
          <table:table-cell table:formula="of:=SUM([.E$2:.E$45])" office:value-type="float" office:value="503875" calcext:value-type="float">
            <text:p>503875</text:p>
          </table:table-cell>
          <table:table-cell table:formula="of:=AVERAGE([.F$2:.F$45])" office:value-type="percentage" office:value="0.799995454545455" calcext:value-type="percentage">
            <text:p>80,00%</text:p>
          </table:table-cell>
          <table:table-cell table:formula="of:=SUM([.G$2:.G$45])" office:value-type="float" office:value="444219" calcext:value-type="float">
            <text:p>444219</text:p>
          </table:table-cell>
          <table:table-cell table:formula="of:=AVERAGE([.H$2:.H$45])" office:value-type="percentage" office:value="0.804543181818182" calcext:value-type="percentage">
            <text:p>80,45%</text:p>
          </table:table-cell>
          <table:table-cell table:formula="of:=SUM([.I$2:.I$45])" office:value-type="float" office:value="97360" calcext:value-type="float">
            <text:p>97360</text:p>
          </table:table-cell>
          <table:table-cell table:formula="of:=AVERAGE([.J$2:.J$45])" office:value-type="percentage" office:value="0.475426315789474" calcext:value-type="percentage">
            <text:p>47,54%</text:p>
          </table:table-cell>
          <table:table-cell table:number-columns-repeated="16374"/>
        </table:table-row>
      </table:table>
      <table:table table:name="table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7"/>
        <table:table-column table:style-name="co10" table:default-cell-style-name="ce2"/>
        <table:table-column table:style-name="co11" table:default-cell-style-name="Default"/>
        <table:table-column table:style-name="co12" table:default-cell-style-name="ce2"/>
        <table:table-column table:style-name="co5" table:default-cell-style-name="Default"/>
        <table:table-column table:style-name="co5" table:default-cell-style-name="ce2"/>
        <table:table-column table:style-name="co5" table:number-columns-repeated="16372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RANDOM(U)</text:p>
          </table:table-cell>
          <table:table-cell table:style-name="Default" office:value-type="string" calcext:value-type="string">
            <text:p>RATE</text:p>
          </table:table-cell>
          <table:table-cell office:value-type="string" calcext:value-type="string">
            <text:p>RANDOM(K)</text:p>
          </table:table-cell>
          <table:table-cell table:style-name="Default" office:value-type="string" calcext:value-type="string">
            <text:p>RATE</text:p>
          </table:table-cell>
          <table:table-cell office:value-type="string" calcext:value-type="string">
            <text:p>MIGRANT(U)</text:p>
          </table:table-cell>
          <table:table-cell table:style-name="Default" office:value-type="string" calcext:value-type="string">
            <text:p>RATE</text:p>
          </table:table-cell>
          <table:table-cell office:value-type="string" calcext:value-type="string">
            <text:p>MIGRANT(K)</text:p>
          </table:table-cell>
          <table:table-cell table:style-name="Default" office:value-type="string" calcext:value-type="string">
            <text:p>RA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5" calcext:value-type="float">
            <text:p>5</text:p>
          </table:table-cell>
          <table:table-cell office:value-type="float" office:value="22375" calcext:value-type="float">
            <text:p>223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18" calcext:value-type="float">
            <text:p>15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68" calcext:value-type="float">
            <text:p>4268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2904" calcext:value-type="float">
            <text:p>290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0" calcext:value-type="float">
            <text:p>10</text:p>
          </table:table-cell>
          <table:table-cell office:value-type="float" office:value="12525" calcext:value-type="float">
            <text:p>12525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5013" calcext:value-type="float">
            <text:p>1501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651" calcext:value-type="float">
            <text:p>865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5705" calcext:value-type="float">
            <text:p>57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5" calcext:value-type="float">
            <text:p>15</text:p>
          </table:table-cell>
          <table:table-cell office:value-type="float" office:value="5853" calcext:value-type="float">
            <text:p>5853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0866" calcext:value-type="float">
            <text:p>108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54" calcext:value-type="float">
            <text:p>13254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7771" calcext:value-type="float">
            <text:p>777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20" calcext:value-type="float">
            <text:p>20</text:p>
          </table:table-cell>
          <table:table-cell office:value-type="float" office:value="2538" calcext:value-type="float">
            <text:p>2538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8305" calcext:value-type="float">
            <text:p>83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320" calcext:value-type="float">
            <text:p>2132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1365" calcext:value-type="float">
            <text:p>1136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5" calcext:value-type="float">
            <text:p>5</text:p>
          </table:table-cell>
          <table:table-cell office:value-type="float" office:value="3811" calcext:value-type="float">
            <text:p>38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9" calcext:value-type="float">
            <text:p>25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5" calcext:value-type="float">
            <text:p>316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305" calcext:value-type="float">
            <text:p>2305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0" calcext:value-type="float">
            <text:p>10</text:p>
          </table:table-cell>
          <table:table-cell office:value-type="float" office:value="4040" calcext:value-type="float">
            <text:p>40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48" calcext:value-type="float">
            <text:p>3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27" calcext:value-type="float">
            <text:p>3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26" calcext:value-type="float">
            <text:p>2726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5" calcext:value-type="float">
            <text:p>15</text:p>
          </table:table-cell>
          <table:table-cell office:value-type="float" office:value="4134" calcext:value-type="float">
            <text:p>41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47" calcext:value-type="float">
            <text:p>3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1" calcext:value-type="float">
            <text:p>324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025" calcext:value-type="float">
            <text:p>302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20" calcext:value-type="float">
            <text:p>20</text:p>
          </table:table-cell>
          <table:table-cell office:value-type="float" office:value="4595" calcext:value-type="float">
            <text:p>45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62" calcext:value-type="float">
            <text:p>44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12" calcext:value-type="float">
            <text:p>341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3271" calcext:value-type="float">
            <text:p>327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" calcext:value-type="float">
            <text:p>5</text:p>
          </table:table-cell>
          <table:table-cell office:value-type="float" office:value="4018" calcext:value-type="float">
            <text:p>401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446" calcext:value-type="float">
            <text:p>24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8" calcext:value-type="float">
            <text:p>3028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994" calcext:value-type="float">
            <text:p>199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0" calcext:value-type="float">
            <text:p>10</text:p>
          </table:table-cell>
          <table:table-cell office:value-type="float" office:value="7634" calcext:value-type="float">
            <text:p>7634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5308" calcext:value-type="float">
            <text:p>5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53" calcext:value-type="float">
            <text:p>3753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998" calcext:value-type="float">
            <text:p>299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5" calcext:value-type="float">
            <text:p>15</text:p>
          </table:table-cell>
          <table:table-cell office:value-type="float" office:value="6301" calcext:value-type="float">
            <text:p>630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5313" calcext:value-type="float">
            <text:p>53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96" calcext:value-type="float">
            <text:p>3796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3459" calcext:value-type="float">
            <text:p>345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20" calcext:value-type="float">
            <text:p>20</text:p>
          </table:table-cell>
          <table:table-cell office:value-type="float" office:value="5394" calcext:value-type="float">
            <text:p>5394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4798" calcext:value-type="float">
            <text:p>47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76" calcext:value-type="float">
            <text:p>3776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3532" calcext:value-type="float">
            <text:p>353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5" calcext:value-type="float">
            <text:p>5</text:p>
          </table:table-cell>
          <table:table-cell office:value-type="float" office:value="3249" calcext:value-type="float">
            <text:p>32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7" calcext:value-type="float">
            <text:p>20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86" calcext:value-type="float">
            <text:p>31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86" calcext:value-type="float">
            <text:p>208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0" calcext:value-type="float">
            <text:p>10</text:p>
          </table:table-cell>
          <table:table-cell office:value-type="float" office:value="2918" calcext:value-type="float">
            <text:p>29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9" calcext:value-type="float">
            <text:p>23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7" calcext:value-type="float">
            <text:p>33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4" calcext:value-type="float">
            <text:p>286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5" calcext:value-type="float">
            <text:p>15</text:p>
          </table:table-cell>
          <table:table-cell office:value-type="float" office:value="2742" calcext:value-type="float">
            <text:p>2742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457" calcext:value-type="float">
            <text:p>2457</text:p>
          </table:table-cell>
          <table:table-cell office:value-type="percentage" office:value="0.333" calcext:value-type="percentage">
            <text:p>33,30%</text:p>
          </table:table-cell>
          <table:table-cell office:value-type="float" office:value="3209" calcext:value-type="float">
            <text:p>3209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3048" calcext:value-type="float">
            <text:p>3048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20" calcext:value-type="float">
            <text:p>20</text:p>
          </table:table-cell>
          <table:table-cell office:value-type="float" office:value="2425" calcext:value-type="float">
            <text:p>24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75" calcext:value-type="float">
            <text:p>267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607" calcext:value-type="float">
            <text:p>36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524" calcext:value-type="float">
            <text:p>3524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5" calcext:value-type="float">
            <text:p>5</text:p>
          </table:table-cell>
          <table:table-cell office:value-type="float" office:value="3970" calcext:value-type="float">
            <text:p>3970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2663" calcext:value-type="float">
            <text:p>2663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288" calcext:value-type="float">
            <text:p>3288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2081" calcext:value-type="float">
            <text:p>2081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0" calcext:value-type="float">
            <text:p>10</text:p>
          </table:table-cell>
          <table:table-cell office:value-type="float" office:value="3519" calcext:value-type="float">
            <text:p>351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3076" calcext:value-type="float">
            <text:p>3076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3698" calcext:value-type="float">
            <text:p>3698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3195" calcext:value-type="float">
            <text:p>3195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5" calcext:value-type="float">
            <text:p>15</text:p>
          </table:table-cell>
          <table:table-cell office:value-type="float" office:value="3142" calcext:value-type="float">
            <text:p>3142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941" calcext:value-type="float">
            <text:p>294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548" calcext:value-type="float">
            <text:p>3548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3410" calcext:value-type="float">
            <text:p>3410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20" calcext:value-type="float">
            <text:p>20</text:p>
          </table:table-cell>
          <table:table-cell office:value-type="float" office:value="2782" calcext:value-type="float">
            <text:p>27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1" calcext:value-type="float">
            <text:p>27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27" calcext:value-type="float">
            <text:p>3727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685" calcext:value-type="float">
            <text:p>3685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981" calcext:value-type="float">
            <text:p>9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5" calcext:value-type="float">
            <text:p>24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8" calcext:value-type="float">
            <text:p>159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8" calcext:value-type="float">
            <text:p>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4" calcext:value-type="float">
            <text:p>24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92" calcext:value-type="float">
            <text:p>209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9" calcext:value-type="float">
            <text:p>5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4" calcext:value-type="float">
            <text:p>24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73" calcext:value-type="float">
            <text:p>227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5" calcext:value-type="float">
            <text:p>4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5" calcext:value-type="float">
            <text:p>24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56" calcext:value-type="float">
            <text:p>235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986" calcext:value-type="float">
            <text:p>9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3" calcext:value-type="float">
            <text:p>7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5" calcext:value-type="float">
            <text:p>24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4" calcext:value-type="float">
            <text:p>161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0" calcext:value-type="float">
            <text:p>10</text:p>
          </table:table-cell>
          <table:table-cell office:value-type="float" office:value="479" calcext:value-type="float">
            <text:p>4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0" calcext:value-type="float">
            <text:p>6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3" calcext:value-type="float">
            <text:p>2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7" calcext:value-type="float">
            <text:p>210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5" calcext:value-type="float">
            <text:p>15</text:p>
          </table:table-cell>
          <table:table-cell office:value-type="float" office:value="301" calcext:value-type="float">
            <text:p>3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9" calcext:value-type="float">
            <text:p>5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6" calcext:value-type="float">
            <text:p>24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2" calcext:value-type="float">
            <text:p>229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2" calcext:value-type="float">
            <text:p>5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5" calcext:value-type="float">
            <text:p>24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1" calcext:value-type="float">
            <text:p>237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5" calcext:value-type="float">
            <text:p>5</text:p>
          </table:table-cell>
          <table:table-cell office:value-type="float" office:value="4364" calcext:value-type="float">
            <text:p>43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0" calcext:value-type="float">
            <text:p>2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93" calcext:value-type="float">
            <text:p>349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308" calcext:value-type="float">
            <text:p>230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0" calcext:value-type="float">
            <text:p>10</text:p>
          </table:table-cell>
          <table:table-cell office:value-type="float" office:value="6454" calcext:value-type="float">
            <text:p>64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05" calcext:value-type="float">
            <text:p>54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79" calcext:value-type="float">
            <text:p>3979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3373" calcext:value-type="float">
            <text:p>3373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5" calcext:value-type="float">
            <text:p>15</text:p>
          </table:table-cell>
          <table:table-cell office:value-type="float" office:value="7645" calcext:value-type="float">
            <text:p>7645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7515" calcext:value-type="float">
            <text:p>751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4329" calcext:value-type="float">
            <text:p>4329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3944" calcext:value-type="float">
            <text:p>3944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20" calcext:value-type="float">
            <text:p>20</text:p>
          </table:table-cell>
          <table:table-cell office:value-type="float" office:value="7645" calcext:value-type="float">
            <text:p>7645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8794" calcext:value-type="float">
            <text:p>8794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4630" calcext:value-type="float">
            <text:p>4630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4351" calcext:value-type="float">
            <text:p>4351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5" calcext:value-type="float">
            <text:p>5</text:p>
          </table:table-cell>
          <table:table-cell office:value-type="float" office:value="3997" calcext:value-type="float">
            <text:p>39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6" calcext:value-type="float">
            <text:p>26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7" calcext:value-type="float">
            <text:p>33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96" calcext:value-type="float">
            <text:p>209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0" calcext:value-type="float">
            <text:p>10</text:p>
          </table:table-cell>
          <table:table-cell office:value-type="float" office:value="4748" calcext:value-type="float">
            <text:p>47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8" calcext:value-type="float">
            <text:p>39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45" calcext:value-type="float">
            <text:p>36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9" calcext:value-type="float">
            <text:p>307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5" calcext:value-type="float">
            <text:p>15</text:p>
          </table:table-cell>
          <table:table-cell office:value-type="float" office:value="5290" calcext:value-type="float">
            <text:p>52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61" calcext:value-type="float">
            <text:p>48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3" calcext:value-type="float">
            <text:p>40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21" calcext:value-type="float">
            <text:p>362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20" calcext:value-type="float">
            <text:p>20</text:p>
          </table:table-cell>
          <table:table-cell office:value-type="float" office:value="5825" calcext:value-type="float">
            <text:p>5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44" calcext:value-type="float">
            <text:p>54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99" calcext:value-type="float">
            <text:p>43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44" calcext:value-type="float">
            <text:p>404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91" calcext:value-type="float">
            <text:p>239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243" calcext:value-type="float">
            <text:p>224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899" calcext:value-type="float">
            <text:p>289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676" calcext:value-type="float">
            <text:p>5676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/>
          <table:table-cell office:value-type="float" office:value="4269" calcext:value-type="float">
            <text:p>4269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58" calcext:value-type="float">
            <text:p>2658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float" office:value="5639" calcext:value-type="float">
            <text:p>5639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69" calcext:value-type="float">
            <text:p>256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265" calcext:value-type="float">
            <text:p>226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9" calcext:value-type="float">
            <text:p>376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3098" calcext:value-type="float">
            <text:p>309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499" calcext:value-type="float">
            <text:p>449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3493" calcext:value-type="float">
            <text:p>349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779" calcext:value-type="float">
            <text:p>3779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/>
          <table:table-cell office:value-type="float" office:value="3668" calcext:value-type="float">
            <text:p>366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 table:formula="of:=SUM([.C$2:.C$45])" office:value-type="float" office:value="157943" calcext:value-type="float">
            <text:p>157943</text:p>
          </table:table-cell>
          <table:table-cell table:style-name="ce3" table:formula="of:=AVERAGE([.D$2:.D$45])" office:value-type="percentage" office:value="0.766663888888889" calcext:value-type="percentage">
            <text:p>76,67%</text:p>
          </table:table-cell>
          <table:table-cell table:style-name="ce8" table:formula="of:=SUM([.E$2:.E$45])" office:value-type="float" office:value="178002" calcext:value-type="float">
            <text:p>178002</text:p>
          </table:table-cell>
          <table:table-cell table:style-name="ce3" table:formula="of:=AVERAGE([.F$2:.F$45])" office:value-type="percentage" office:value="0.896961363636364" calcext:value-type="percentage">
            <text:p>89,70%</text:p>
          </table:table-cell>
          <table:table-cell table:style-name="ce1" table:formula="of:=SUM([.G$2:.G$45])" office:value-type="float" office:value="153643" calcext:value-type="float">
            <text:p>153643</text:p>
          </table:table-cell>
          <table:table-cell table:style-name="ce3" table:formula="of:=AVERAGE([.H$2:.H$45])" office:value-type="percentage" office:value="0.64815" calcext:value-type="percentage">
            <text:p>64,82%</text:p>
          </table:table-cell>
          <table:table-cell table:style-name="ce1" table:formula="of:=SUM([.I$2:.I$45])" office:value-type="float" office:value="146041" calcext:value-type="float">
            <text:p>146041</text:p>
          </table:table-cell>
          <table:table-cell table:style-name="ce3" table:formula="of:=AVERAGE([.J$2:.J$45])" office:value-type="percentage" office:value="0.825759090909091" calcext:value-type="percentage">
            <text:p>82,58%</text:p>
          </table:table-cell>
          <table:table-cell table:number-columns-repeated="16372"/>
        </table:table-row>
        <table:table-row table:style-name="ro1" table:number-rows-repeated="38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</table:table>
      <table:table table:name="table 3" table:style-name="ta1"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ce7"/>
        <table:table-column table:style-name="co17" table:default-cell-style-name="ce2"/>
        <table:table-column table:style-name="co18" table:default-cell-style-name="Default"/>
        <table:table-column table:style-name="co8" table:default-cell-style-name="ce2"/>
        <table:table-column table:style-name="co19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RANDOM(lrate 0.005)</text:p>
          </table:table-cell>
          <table:table-cell table:style-name="Default" office:value-type="string" calcext:value-type="string">
            <text:p>RATE</text:p>
          </table:table-cell>
          <table:table-cell office:value-type="string" calcext:value-type="string">
            <text:p>RANDOM( lrate 0.01)</text:p>
          </table:table-cell>
          <table:table-cell table:style-name="Default" office:value-type="string" calcext:value-type="string">
            <text:p>RATE</text:p>
          </table:table-cell>
          <table:table-cell office:value-type="string" calcext:value-type="string">
            <text:p>RANDOM( lrate 0.02)</text:p>
          </table:table-cell>
          <table:table-cell table:style-name="Default" office:value-type="string" calcext:value-type="string">
            <text:p>RATE</text:p>
          </table:table-cell>
          <table:table-cell office:value-type="string" calcext:value-type="string">
            <text:p>RANDOM( lrate 0.04)</text:p>
          </table:table-cell>
          <table:table-cell table:style-name="Default"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5" calcext:value-type="float">
            <text:p>5</text:p>
          </table:table-cell>
          <table:table-cell office:value-type="float" office:value="13268" calcext:value-type="float">
            <text:p>1326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1553" calcext:value-type="float">
            <text:p>215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553" calcext:value-type="float">
            <text:p>215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020" calcext:value-type="float">
            <text:p>270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0" calcext:value-type="float">
            <text:p>10</text:p>
          </table:table-cell>
          <table:table-cell office:value-type="float" office:value="13314" calcext:value-type="float">
            <text:p>1331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013" calcext:value-type="float">
            <text:p>1501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878" calcext:value-type="float">
            <text:p>1887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5492" calcext:value-type="float">
            <text:p>2549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5" calcext:value-type="float">
            <text:p>15</text:p>
          </table:table-cell>
          <table:table-cell office:value-type="float" office:value="9496" calcext:value-type="float">
            <text:p>94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66" calcext:value-type="float">
            <text:p>108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799" calcext:value-type="float">
            <text:p>13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17" calcext:value-type="float">
            <text:p>2031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20" calcext:value-type="float">
            <text:p>20</text:p>
          </table:table-cell>
          <table:table-cell office:value-type="float" office:value="6746" calcext:value-type="float">
            <text:p>67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5" calcext:value-type="float">
            <text:p>83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80" calcext:value-type="float">
            <text:p>121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26" calcext:value-type="float">
            <text:p>1622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5" calcext:value-type="float">
            <text:p>5</text:p>
          </table:table-cell>
          <table:table-cell office:value-type="float" office:value="2305" calcext:value-type="float">
            <text:p>230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69" calcext:value-type="float">
            <text:p>25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7" calcext:value-type="float">
            <text:p>249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417" calcext:value-type="float">
            <text:p>241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0" calcext:value-type="float">
            <text:p>10</text:p>
          </table:table-cell>
          <table:table-cell office:value-type="float" office:value="3456" calcext:value-type="float">
            <text:p>34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48" calcext:value-type="float">
            <text:p>3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37" calcext:value-type="float">
            <text:p>35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19" calcext:value-type="float">
            <text:p>36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5" calcext:value-type="float">
            <text:p>15</text:p>
          </table:table-cell>
          <table:table-cell office:value-type="float" office:value="3914" calcext:value-type="float">
            <text:p>39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47" calcext:value-type="float">
            <text:p>3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46" calcext:value-type="float">
            <text:p>41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68" calcext:value-type="float">
            <text:p>436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20" calcext:value-type="float">
            <text:p>20</text:p>
          </table:table-cell>
          <table:table-cell office:value-type="float" office:value="4388" calcext:value-type="float">
            <text:p>438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462" calcext:value-type="float">
            <text:p>44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55" calcext:value-type="float">
            <text:p>46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61" calcext:value-type="float">
            <text:p>49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" calcext:value-type="float">
            <text:p>5</text:p>
          </table:table-cell>
          <table:table-cell office:value-type="float" office:value="2297" calcext:value-type="float">
            <text:p>22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6" calcext:value-type="float">
            <text:p>24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67" calcext:value-type="float">
            <text:p>2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5" calcext:value-type="float">
            <text:p>337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0" calcext:value-type="float">
            <text:p>10</text:p>
          </table:table-cell>
          <table:table-cell office:value-type="float" office:value="5117" calcext:value-type="float">
            <text:p>51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08" calcext:value-type="float">
            <text:p>5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12" calcext:value-type="float">
            <text:p>56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34" calcext:value-type="float">
            <text:p>68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5" calcext:value-type="float">
            <text:p>15</text:p>
          </table:table-cell>
          <table:table-cell office:value-type="float" office:value="5662" calcext:value-type="float">
            <text:p>56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3" calcext:value-type="float">
            <text:p>53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26" calcext:value-type="float">
            <text:p>55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69" calcext:value-type="float">
            <text:p>626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20" calcext:value-type="float">
            <text:p>20</text:p>
          </table:table-cell>
          <table:table-cell office:value-type="float" office:value="5026" calcext:value-type="float">
            <text:p>5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98" calcext:value-type="float">
            <text:p>47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64" calcext:value-type="float">
            <text:p>51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93" calcext:value-type="float">
            <text:p>60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5" calcext:value-type="float">
            <text:p>5</text:p>
          </table:table-cell>
          <table:table-cell office:value-type="float" office:value="1913" calcext:value-type="float">
            <text:p>19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7" calcext:value-type="float">
            <text:p>20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64" calcext:value-type="float">
            <text:p>2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55" calcext:value-type="float">
            <text:p>305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0" calcext:value-type="float">
            <text:p>10</text:p>
          </table:table-cell>
          <table:table-cell office:value-type="float" office:value="2120" calcext:value-type="float">
            <text:p>21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9" calcext:value-type="float">
            <text:p>23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53" calcext:value-type="float">
            <text:p>28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73" calcext:value-type="float">
            <text:p>347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5" calcext:value-type="float">
            <text:p>15</text:p>
          </table:table-cell>
          <table:table-cell office:value-type="float" office:value="2202" calcext:value-type="float">
            <text:p>2202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457" calcext:value-type="float">
            <text:p>2457</text:p>
          </table:table-cell>
          <table:table-cell office:value-type="percentage" office:value="0.333" calcext:value-type="percentage">
            <text:p>33,30%</text:p>
          </table:table-cell>
          <table:table-cell office:value-type="float" office:value="2753" calcext:value-type="float">
            <text:p>2753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3320" calcext:value-type="float">
            <text:p>3320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20" calcext:value-type="float">
            <text:p>20</text:p>
          </table:table-cell>
          <table:table-cell office:value-type="float" office:value="2383" calcext:value-type="float">
            <text:p>2383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675" calcext:value-type="float">
            <text:p>267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173" calcext:value-type="float">
            <text:p>317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233" calcext:value-type="float">
            <text:p>4233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5" calcext:value-type="float">
            <text:p>5</text:p>
          </table:table-cell>
          <table:table-cell office:value-type="float" office:value="2173" calcext:value-type="float">
            <text:p>2173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2663" calcext:value-type="float">
            <text:p>2663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224" calcext:value-type="float">
            <text:p>3224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4080" calcext:value-type="float">
            <text:p>4080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0" calcext:value-type="float">
            <text:p>10</text:p>
          </table:table-cell>
          <table:table-cell office:value-type="float" office:value="2593" calcext:value-type="float">
            <text:p>2593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3076" calcext:value-type="float">
            <text:p>3076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3700" calcext:value-type="float">
            <text:p>37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98" calcext:value-type="float">
            <text:p>48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5" calcext:value-type="float">
            <text:p>15</text:p>
          </table:table-cell>
          <table:table-cell office:value-type="float" office:value="2348" calcext:value-type="float">
            <text:p>2348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2941" calcext:value-type="float">
            <text:p>294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650" calcext:value-type="float">
            <text:p>365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987" calcext:value-type="float">
            <text:p>498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20" calcext:value-type="float">
            <text:p>20</text:p>
          </table:table-cell>
          <table:table-cell office:value-type="float" office:value="2255" calcext:value-type="float">
            <text:p>22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1" calcext:value-type="float">
            <text:p>27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31" calcext:value-type="float">
            <text:p>36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45" calcext:value-type="float">
            <text:p>464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765" calcext:value-type="float">
            <text:p>7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3" calcext:value-type="float">
            <text:p>7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0" calcext:value-type="float">
            <text:p>8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0" calcext:value-type="float">
            <text:p>10</text:p>
          </table:table-cell>
          <table:table-cell office:value-type="float" office:value="633" calcext:value-type="float">
            <text:p>6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8" calcext:value-type="float">
            <text:p>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6" calcext:value-type="float">
            <text:p>6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4" calcext:value-type="float">
            <text:p>66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5" calcext:value-type="float">
            <text:p>15</text:p>
          </table:table-cell>
          <table:table-cell office:value-type="float" office:value="545" calcext:value-type="float">
            <text:p>5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9" calcext:value-type="float">
            <text:p>5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6" calcext:value-type="float">
            <text:p>5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8" calcext:value-type="float">
            <text:p>56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20" calcext:value-type="float">
            <text:p>20</text:p>
          </table:table-cell>
          <table:table-cell office:value-type="float" office:value="493" calcext:value-type="float">
            <text:p>4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5" calcext:value-type="float">
            <text:p>4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1" calcext:value-type="float">
            <text:p>5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4" calcext:value-type="float">
            <text:p>5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777" calcext:value-type="float">
            <text:p>7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3" calcext:value-type="float">
            <text:p>7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7" calcext:value-type="float">
            <text:p>7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3" calcext:value-type="float">
            <text:p>82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0" calcext:value-type="float">
            <text:p>10</text:p>
          </table:table-cell>
          <table:table-cell office:value-type="float" office:value="646" calcext:value-type="float">
            <text:p>6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0" calcext:value-type="float">
            <text:p>6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9" calcext:value-type="float">
            <text:p>6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8" calcext:value-type="float">
            <text:p>6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5" calcext:value-type="float">
            <text:p>15</text:p>
          </table:table-cell>
          <table:table-cell office:value-type="float" office:value="546" calcext:value-type="float">
            <text:p>5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9" calcext:value-type="float">
            <text:p>5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7" calcext:value-type="float">
            <text:p>5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1" calcext:value-type="float">
            <text:p>57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2" calcext:value-type="float">
            <text:p>5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8" calcext:value-type="float">
            <text:p>5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0" calcext:value-type="float">
            <text:p>5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5" calcext:value-type="float">
            <text:p>5</text:p>
          </table:table-cell>
          <table:table-cell office:value-type="float" office:value="2840" calcext:value-type="float">
            <text:p>2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0" calcext:value-type="float">
            <text:p>2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33" calcext:value-type="float">
            <text:p>3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86" calcext:value-type="float">
            <text:p>318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0" calcext:value-type="float">
            <text:p>10</text:p>
          </table:table-cell>
          <table:table-cell office:value-type="float" office:value="5347" calcext:value-type="float">
            <text:p>534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405" calcext:value-type="float">
            <text:p>54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64" calcext:value-type="float">
            <text:p>56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280" calcext:value-type="float">
            <text:p>628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5" calcext:value-type="float">
            <text:p>15</text:p>
          </table:table-cell>
          <table:table-cell office:value-type="float" office:value="7366" calcext:value-type="float">
            <text:p>7366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7515" calcext:value-type="float">
            <text:p>751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8064" calcext:value-type="float">
            <text:p>806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166" calcext:value-type="float">
            <text:p>916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20" calcext:value-type="float">
            <text:p>20</text:p>
          </table:table-cell>
          <table:table-cell office:value-type="float" office:value="8759" calcext:value-type="float">
            <text:p>8759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8794" calcext:value-type="float">
            <text:p>8794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9947" calcext:value-type="float">
            <text:p>99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1031" calcext:value-type="float">
            <text:p>11031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5" calcext:value-type="float">
            <text:p>5</text:p>
          </table:table-cell>
          <table:table-cell office:value-type="float" office:value="2672" calcext:value-type="float">
            <text:p>2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6" calcext:value-type="float">
            <text:p>26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3" calcext:value-type="float">
            <text:p>25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7" calcext:value-type="float">
            <text:p>247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0" calcext:value-type="float">
            <text:p>10</text:p>
          </table:table-cell>
          <table:table-cell office:value-type="float" office:value="4269" calcext:value-type="float">
            <text:p>4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8" calcext:value-type="float">
            <text:p>39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18" calcext:value-type="float">
            <text:p>3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1" calcext:value-type="float">
            <text:p>39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5" calcext:value-type="float">
            <text:p>15</text:p>
          </table:table-cell>
          <table:table-cell office:value-type="float" office:value="5118" calcext:value-type="float">
            <text:p>51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61" calcext:value-type="float">
            <text:p>48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67" calcext:value-type="float">
            <text:p>4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84" calcext:value-type="float">
            <text:p>49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20" calcext:value-type="float">
            <text:p>20</text:p>
          </table:table-cell>
          <table:table-cell office:value-type="float" office:value="5768" calcext:value-type="float">
            <text:p>57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44" calcext:value-type="float">
            <text:p>54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54" calcext:value-type="float">
            <text:p>55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89" calcext:value-type="float">
            <text:p>608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5" calcext:value-type="float">
            <text:p>5</text:p>
          </table:table-cell>
          <table:table-cell office:value-type="float" office:value="2337" calcext:value-type="float">
            <text:p>23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239" calcext:value-type="float">
            <text:p>22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8" calcext:value-type="float">
            <text:p>21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0" calcext:value-type="float">
            <text:p>10</text:p>
          </table:table-cell>
          <table:table-cell office:value-type="float" office:value="3638" calcext:value-type="float">
            <text:p>363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3446" calcext:value-type="float">
            <text:p>34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05" calcext:value-type="float">
            <text:p>360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5" calcext:value-type="float">
            <text:p>15</text:p>
          </table:table-cell>
          <table:table-cell office:value-type="float" office:value="6508" calcext:value-type="float">
            <text:p>6508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/>
          <table:table-cell office:value-type="float" office:value="6021" calcext:value-type="float">
            <text:p>602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6246" calcext:value-type="float">
            <text:p>6246</text:p>
          </table:table-cell>
          <table:table-cell office:value-type="percentage" office:value="0.0667" calcext:value-type="percentage">
            <text:p>6,67%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20" calcext:value-type="float">
            <text:p>20</text:p>
          </table:table-cell>
          <table:table-cell office:value-type="float" office:value="2894" calcext:value-type="float">
            <text:p>2894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/>
          <table:table-cell office:value-type="float" office:value="2268" calcext:value-type="float">
            <text:p>2268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720" calcext:value-type="float">
            <text:p>2720</text:p>
          </table:table-cell>
          <table:table-cell office:value-type="percentage" office:value="0.0333" calcext:value-type="percentage">
            <text:p>3,33%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5" calcext:value-type="float">
            <text:p>5</text:p>
          </table:table-cell>
          <table:table-cell office:value-type="float" office:value="2631" calcext:value-type="float">
            <text:p>263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704" calcext:value-type="float">
            <text:p>27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45" calcext:value-type="float">
            <text:p>284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0" calcext:value-type="float">
            <text:p>10</text:p>
          </table:table-cell>
          <table:table-cell office:value-type="float" office:value="3857" calcext:value-type="float">
            <text:p>385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3815" calcext:value-type="float">
            <text:p>3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39" calcext:value-type="float">
            <text:p>39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5" calcext:value-type="float">
            <text:p>15</text:p>
          </table:table-cell>
          <table:table-cell office:value-type="float" office:value="4592" calcext:value-type="float">
            <text:p>459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63" calcext:value-type="float">
            <text:p>486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20" calcext:value-type="float">
            <text:p>20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float" office:value="4942" calcext:value-type="float">
            <text:p>49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05" calcext:value-type="float">
            <text:p>550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2"/>
          <table:table-cell table:style-name="ce1" table:formula="of:=SUM([.C$3:.C$45])" office:value-type="float" office:value="156081" calcext:value-type="float">
            <text:p>156081</text:p>
          </table:table-cell>
          <table:table-cell table:style-name="ce3" table:formula="of:=AVERAGE([.D$3:.D$45])" office:value-type="percentage" office:value="0.866667441860465" calcext:value-type="percentage">
            <text:p>86,67%</text:p>
          </table:table-cell>
          <table:table-cell table:style-name="ce8" table:formula="of:=SUM([.E$3:.E$45])" office:value-type="float" office:value="133943" calcext:value-type="float">
            <text:p>133943</text:p>
          </table:table-cell>
          <table:table-cell table:style-name="ce3" table:formula="of:=AVERAGE([.F$3:.F$45])" office:value-type="percentage" office:value="0.927608571428571" calcext:value-type="percentage">
            <text:p>92,76%</text:p>
          </table:table-cell>
          <table:table-cell table:style-name="ce1" table:formula="of:=SUM([.G$3:.G$45])" office:value-type="float" office:value="182618" calcext:value-type="float">
            <text:p>182618</text:p>
          </table:table-cell>
          <table:table-cell table:style-name="ce3" table:formula="of:=AVERAGE([.H$3:.H$45])" office:value-type="percentage" office:value="0.910851162790698" calcext:value-type="percentage">
            <text:p>91,09%</text:p>
          </table:table-cell>
          <table:table-cell table:style-name="ce1" table:formula="of:=SUM([.I$3:.I$45])" office:value-type="float" office:value="216895" calcext:value-type="float">
            <text:p>216895</text:p>
          </table:table-cell>
          <table:table-cell table:style-name="ce3" table:formula="of:=AVERAGE([.J$3:.J$45])" office:value-type="percentage" office:value="0.927904651162791" calcext:value-type="percentage">
            <text:p>92,79%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37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potential" table:style-name="ta1">
        <table:table-column table:style-name="co2" table:number-columns-repeated="2" table:default-cell-style-name="Default"/>
        <table:table-column table:style-name="co20" table:default-cell-style-name="ce2"/>
        <table:table-column table:style-name="co2" table:default-cell-style-name="Default"/>
        <table:table-column table:style-name="co20" table:default-cell-style-name="ce2"/>
        <table:table-column table:style-name="co2" table:default-cell-style-name="Default"/>
        <table:table-column table:style-name="co20" table:default-cell-style-name="ce2"/>
        <table:table-column table:style-name="co2" table:default-cell-style-name="Default"/>
        <table:table-column table:style-name="co21" table:default-cell-style-name="ce2"/>
        <table:table-column table:style-name="co2" table:number-columns-repeated="16375" table:default-cell-style-name="Default"/>
        <table:table-row table:style-name="ro1"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random(U)</text:p>
          </table:table-cell>
          <table:table-cell table:style-name="ce3" office:value-type="string" calcext:value-type="string">
            <text:p>random(u) rate</text:p>
          </table:table-cell>
          <table:table-cell table:style-name="ce1" office:value-type="string" calcext:value-type="string">
            <text:p>random(K)</text:p>
          </table:table-cell>
          <table:table-cell table:style-name="ce3" office:value-type="string" calcext:value-type="string">
            <text:p>random(k) rate</text:p>
          </table:table-cell>
          <table:table-cell table:style-name="ce1" office:value-type="string" calcext:value-type="string">
            <text:p>migrant(u)</text:p>
          </table:table-cell>
          <table:table-cell table:style-name="ce3" office:value-type="string" calcext:value-type="string">
            <text:p>migrant(u) rate</text:p>
          </table:table-cell>
          <table:table-cell table:style-name="ce1" office:value-type="string" calcext:value-type="string">
            <text:p>migrant(k)</text:p>
          </table:table-cell>
          <table:table-cell table:style-name="ce3" office:value-type="string" calcext:value-type="string">
            <text:p>migrant(k) rate</text:p>
          </table:table-cell>
          <table:table-cell table:style-name="ce1"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80" calcext:value-type="float">
            <text:p>38180</text:p>
          </table:table-cell>
          <table:table-cell office:value-type="percentage" office:value="1" calcext:value-type="percentage">
            <text:p>100,00%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823" calcext:value-type="float">
            <text:p>135823</text:p>
          </table:table-cell>
          <table:table-cell office:value-type="percentage" office:value="1" calcext:value-type="percentage">
            <text:p>100,00%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1196" calcext:value-type="float">
            <text:p>181196</text:p>
          </table:table-cell>
          <table:table-cell office:value-type="percentage" office:value="1" calcext:value-type="percentage">
            <text:p>100,00%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842" calcext:value-type="float">
            <text:p>165842</text:p>
          </table:table-cell>
          <table:table-cell office:value-type="percentage" office:value="1" calcext:value-type="percentage">
            <text:p>100,00%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330" calcext:value-type="float">
            <text:p>16330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38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style-name="ce1"/>
          <table:table-cell table:style-name="ce1" table:formula="of:=SUM([.B2:.B11])" office:value-type="float" office:value="537371" calcext:value-type="float">
            <text:p>537371</text:p>
          </table:table-cell>
          <table:table-cell table:style-name="ce3" table:formula="of:=AVERAGE([.C2:.C11])" office:value-type="percentage" office:value="0.87334" calcext:value-type="percentage">
            <text:p>87,33%</text:p>
          </table:table-cell>
          <table:table-cell table:style-name="ce1" table:formula="of:=SUM([.D2:.D11])" office:value-type="float" office:value="0" calcext:value-type="float">
            <text:p>0</text:p>
          </table:table-cell>
          <table:table-cell table:style-name="ce3" table:formula="of:=AVERAGE([.E2:.E11])" office:value-type="string" office:string-value="" calcext:value-type="error">
            <text:p>#DIV/0!</text:p>
          </table:table-cell>
          <table:table-cell table:style-name="ce1" table:formula="of:=SUM([.F2:.F11])" office:value-type="float" office:value="0" calcext:value-type="float">
            <text:p>0</text:p>
          </table:table-cell>
          <table:table-cell table:style-name="ce3" table:formula="of:=AVERAGE([.G2:.G11])" office:value-type="string" office:string-value="" calcext:value-type="error">
            <text:p>#DIV/0!</text:p>
          </table:table-cell>
          <table:table-cell table:style-name="ce1" table:formula="of:=SUM([.H2:.H11])" office:value-type="float" office:value="0" calcext:value-type="float">
            <text:p>0</text:p>
          </table:table-cell>
          <table:table-cell table:style-name="ce3" table:formula="of:=AVERAGE([.I2:.I11])" office:value-type="string" office:string-value="" calcext:value-type="error">
            <text:p>#DIV/0!</text:p>
          </table:table-cell>
          <table:table-cell table:style-name="ce1"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rate=10%</text:p>
          </table:table-cell>
          <table:table-cell table:number-columns-repeated="16383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9:26:30.046875375</meta:creation-date>
    <dc:date>2024-12-10T10:54:18.778564396</dc:date>
    <meta:editing-duration>PT8H41M48S</meta:editing-duration>
    <meta:editing-cycles>89</meta:editing-cycles>
    <meta:generator>LibreOffice/7.4.7.2$Linux_X86_64 LibreOffice_project/40$Build-2</meta:generator>
    <meta:document-statistic meta:table-count="4" meta:cell-count="1314" meta:object-count="0"/>
  </office:meta>
</office:document-meta>
</file>